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8311159281912991528"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13404510877339375"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268257785556340413"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25304201760459977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9325833634475102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55414234079420997"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108580705696304282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35104115788886623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3675048" text:continue-list="list108580705696304282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60468398367256109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674777"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671812"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3667943"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3675783"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675077"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99850210479259909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50056935997669859"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41117354478465956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656233"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701815648700668254"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00722196694158973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411442072928364719" text:style-name="L15">
        <text:list-item>
          <text:list>
            <text:list-header>
              <text:p text:style-name="P170">1.5 miles averaging about 9:40/mile and rest 1 min</text:p>
            </text:list-header>
          </text:list>
        </text:list-item>
      </text:list>
      <text:p text:style-name="P23">1 mile in 8:26 and rest 2 min</text:p>
      <text:list xml:id="list2391884027189830023"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67355300048469593"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3650227"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439182794593842156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31122840550900535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992384947482164709"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3660619" text:continue-list="list7311228405509005359" text:style-name="L19">
        <text:list-item>
          <text:list>
            <text:list-header>
              <text:p text:style-name="P174">(Pace*HR)=1240</text:p>
            </text:list-header>
          </text:list>
        </text:list-item>
      </text:list>
      <text:list xml:id="list33666762" text:continue-list="list4391827945938421560" text:style-name="L18">
        <text:list-item>
          <text:list>
            <text:list-header>
              <text:p text:style-name="P173">2 miles at 10:46/mile Ave HR= 121 bpm and rest a few minutes</text:p>
            </text:list-header>
          </text:list>
        </text:list-item>
      </text:list>
      <text:list xml:id="list33673636" text:continue-list="list33660619"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3673218"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52635240245924753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1352048718995007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281705691189651540"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858271540492419031"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486158625065455428"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364359470086302593"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3669616"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367540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9192161276885246473"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150375732675137226"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318170096632411736" text:style-name="L30">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10"><text:soft-page-break/>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694531922462339029" text:style-name="L29">
        <text:list-item>
          <text:list>
            <text:list-header>
              <text:p text:style-name="P187">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9T13:41:47.15</dc:date>
    <dc:creator>James Lombardi</dc:creator>
    <meta:editing-duration>P19DT1H44M7S</meta:editing-duration>
    <meta:editing-cycles>1489</meta:editing-cycles>
    <meta:generator>OpenOffice/4.1.2$Win32 OpenOffice.org_project/412m3$Build-9782</meta:generator>
    <meta:document-statistic meta:table-count="0" meta:image-count="9" meta:object-count="0" meta:page-count="156" meta:paragraph-count="4459" meta:word-count="48794" meta:character-count="250687"/>
  </office:meta>
</office:document-meta>
</file>